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ufferingClientHttpRequest.addHeaders( HttpURLConnection connection , HttpHeaders 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BufferingClientHttp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BufferingClientHttpRequest.executeInternal( HttpHeaders headers , byte [ ] buffered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BufferingClientHttpRequest.SimpleBufferingClientHttpRequest( HttpURLConnection connection , boolean outputStream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BufferingClientHttpRequest.getURI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